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88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32.7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tats_avg" table:style-name="ta1">
        <table:shapes>
          <draw:frame draw:z-index="0" draw:style-name="gr1" draw:text-style-name="P1" svg:width="159.99mm" svg:height="89.99mm" svg:x="88.15mm" svg:y="5.51mm">
            <loext:p draw:notify-on-update-of-ranges="stats_avg.A3:stats_avg.A3 stats_avg.A6:stats_avg.A6 stats_avg.A11:stats_avg.A11 stats_avg.A15:stats_avg.A15 stats_avg.A19:stats_avg.A19 stats_avg.A23:stats_avg.A23 stats_avg.A27:stats_avg.A27 stats_avg.A31:stats_avg.A31 stats_avg.A3:stats_avg.A3 stats_avg.A6:stats_avg.A6 stats_avg.A11:stats_avg.A11 stats_avg.A15:stats_avg.A15 stats_avg.A19:stats_avg.A19 stats_avg.A23:stats_avg.A23 stats_avg.A27:stats_avg.A27 stats_avg.A31:stats_avg.A31  stats_avg.C2:stats_avg.C2 stats_avg.C6:stats_avg.C6 stats_avg.C10:stats_avg.C10 stats_avg.C14:stats_avg.C14 stats_avg.C18:stats_avg.C18 stats_avg.C22:stats_avg.C22 stats_avg.C26:stats_avg.C26 stats_avg.C30:stats_avg.C30 stats_avg.A3:stats_avg.A3 stats_avg.A6:stats_avg.A6 stats_avg.A11:stats_avg.A11 stats_avg.A15:stats_avg.A15 stats_avg.A19:stats_avg.A19 stats_avg.A23:stats_avg.A23 stats_avg.A27:stats_avg.A27 stats_avg.A31:stats_avg.A31  stats_avg.C3:stats_avg.C3 stats_avg.C7:stats_avg.C7 stats_avg.C11:stats_avg.C11 stats_avg.C15:stats_avg.C15 stats_avg.C19:stats_avg.C19 stats_avg.C23:stats_avg.C23 stats_avg.C27:stats_avg.C27 stats_avg.C31:stats_avg.C31 stats_avg.A3:stats_avg.A3 stats_avg.A6:stats_avg.A6 stats_avg.A11:stats_avg.A11 stats_avg.A15:stats_avg.A15 stats_avg.A19:stats_avg.A19 stats_avg.A23:stats_avg.A23 stats_avg.A27:stats_avg.A27 stats_avg.A31:stats_avg.A31  stats_avg.C4:stats_avg.C4 stats_avg.C8:stats_avg.C8 stats_avg.C12:stats_avg.C12 stats_avg.C16:stats_avg.C16 stats_avg.C20:stats_avg.C20 stats_avg.C24:stats_avg.C24 stats_avg.C28:stats_avg.C28 stats_avg.C32:stats_avg.C32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 stats_avg.C21:stats_avg.C21 stats_avg.C25:stats_avg.C25 stats_avg.C29:stats_avg.C29 stats_avg.C33:stats_avg.C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61.19mm" svg:y="9.57mm">
            <loext:p draw:notify-on-update-of-ranges="stats_avg.A3:stats_avg.A3 stats_avg.A6:stats_avg.A6 stats_avg.A11:stats_avg.A11 stats_avg.A15:stats_avg.A15 stats_avg.A3:stats_avg.A3 stats_avg.A6:stats_avg.A6 stats_avg.A11:stats_avg.A11 stats_avg.A15:stats_avg.A15  stats_avg.C2:stats_avg.C2 stats_avg.C6:stats_avg.C6 stats_avg.C10:stats_avg.C10 stats_avg.C14:stats_avg.C14 stats_avg.A3:stats_avg.A3 stats_avg.A6:stats_avg.A6 stats_avg.A11:stats_avg.A11 stats_avg.A15:stats_avg.A15  stats_avg.C3:stats_avg.C3 stats_avg.C7:stats_avg.C7 stats_avg.C11:stats_avg.C11 stats_avg.C15:stats_avg.C15 stats_avg.A3:stats_avg.A3 stats_avg.A6:stats_avg.A6 stats_avg.A11:stats_avg.A11 stats_avg.A15:stats_avg.A15  stats_avg.C4:stats_avg.C4 stats_avg.C8:stats_avg.C8 stats_avg.C12:stats_avg.C12 stats_avg.C16:stats_avg.C16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obots</text:p>
          </table:table-cell>
          <table:table-cell office:value-type="string" calcext:value-type="string">
            <text:p>centrality</text:p>
          </table:table-cell>
          <table:table-cell office:value-type="string" calcext:value-type="string">
            <text:p>step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betweenness-centrality"</text:p>
          </table:table-cell>
          <table:table-cell office:value-type="float" office:value="6334.4895" calcext:value-type="float">
            <text:p>6334.48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closeness-centrality"</text:p>
          </table:table-cell>
          <table:table-cell office:value-type="float" office:value="6230.277" calcext:value-type="float">
            <text:p>6230.2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page-rank"</text:p>
          </table:table-cell>
          <table:table-cell office:value-type="float" office:value="6229.875" calcext:value-type="float">
            <text:p>6229.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random"</text:p>
          </table:table-cell>
          <table:table-cell office:value-type="float" office:value="6336.12383333333" calcext:value-type="float">
            <text:p>6336.123833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"betweenness-centrality"</text:p>
          </table:table-cell>
          <table:table-cell office:value-type="float" office:value="8520.38133333333" calcext:value-type="float">
            <text:p>8520.381333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"closeness-centrality"</text:p>
          </table:table-cell>
          <table:table-cell office:value-type="float" office:value="8299.63983333333" calcext:value-type="float">
            <text:p>8299.639833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"page-rank"</text:p>
          </table:table-cell>
          <table:table-cell office:value-type="float" office:value="7023.28066666667" calcext:value-type="float">
            <text:p>7023.280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"random"</text:p>
          </table:table-cell>
          <table:table-cell office:value-type="float" office:value="8218.32566666667" calcext:value-type="float">
            <text:p>8218.325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"betweenness-centrality"</text:p>
          </table:table-cell>
          <table:table-cell office:value-type="float" office:value="8179.97583333333" calcext:value-type="float">
            <text:p>8179.9758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"closeness-centrality"</text:p>
          </table:table-cell>
          <table:table-cell office:value-type="float" office:value="10332.9045" calcext:value-type="float">
            <text:p>10332.90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"page-rank"</text:p>
          </table:table-cell>
          <table:table-cell office:value-type="float" office:value="8032.73283333333" calcext:value-type="float">
            <text:p>8032.7328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"random"</text:p>
          </table:table-cell>
          <table:table-cell office:value-type="float" office:value="13379.5206666667" calcext:value-type="float">
            <text:p>13379.520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betweenness-centrality"</text:p>
          </table:table-cell>
          <table:table-cell office:value-type="float" office:value="7441.85366666667" calcext:value-type="float">
            <text:p>7441.853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closeness-centrality"</text:p>
          </table:table-cell>
          <table:table-cell office:value-type="float" office:value="7536.44166666667" calcext:value-type="float">
            <text:p>7536.441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page-rank"</text:p>
          </table:table-cell>
          <table:table-cell office:value-type="float" office:value="7369.669" calcext:value-type="float">
            <text:p>7369.6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random"</text:p>
          </table:table-cell>
          <table:table-cell office:value-type="float" office:value="14915.8998333333" calcext:value-type="float">
            <text:p>14915.8998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"betweenness-centrality"</text:p>
          </table:table-cell>
          <table:table-cell office:value-type="float" office:value="6405.774" calcext:value-type="float">
            <text:p>6405.7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"closeness-centrality"</text:p>
          </table:table-cell>
          <table:table-cell office:value-type="float" office:value="6453.5485" calcext:value-type="float">
            <text:p>6453.54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"page-rank"</text:p>
          </table:table-cell>
          <table:table-cell office:value-type="float" office:value="6395.68083333333" calcext:value-type="float">
            <text:p>6395.6808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"random"</text:p>
          </table:table-cell>
          <table:table-cell office:value-type="float" office:value="9099.72533333333" calcext:value-type="float">
            <text:p>9099.7253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betweenness-centrality"</text:p>
          </table:table-cell>
          <table:table-cell office:value-type="float" office:value="5144.98183333333" calcext:value-type="float">
            <text:p>5144.9818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closeness-centrality"</text:p>
          </table:table-cell>
          <table:table-cell office:value-type="float" office:value="5122.15316666667" calcext:value-type="float">
            <text:p>5122.1531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page-rank"</text:p>
          </table:table-cell>
          <table:table-cell office:value-type="float" office:value="5011.90333333333" calcext:value-type="float">
            <text:p>5011.9033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random"</text:p>
          </table:table-cell>
          <table:table-cell office:value-type="float" office:value="3001.703" calcext:value-type="float">
            <text:p>3001.7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"betweenness-centrality"</text:p>
          </table:table-cell>
          <table:table-cell office:value-type="float" office:value="2084.62783333333" calcext:value-type="float">
            <text:p>2084.62783333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"closeness-centrality"</text:p>
          </table:table-cell>
          <table:table-cell office:value-type="float" office:value="5546.36083333333" calcext:value-type="float">
            <text:p>5546.36083333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"page-rank"</text:p>
          </table:table-cell>
          <table:table-cell office:value-type="float" office:value="1996.19033333333" calcext:value-type="float">
            <text:p>1996.19033333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"random"</text:p>
          </table:table-cell>
          <table:table-cell office:value-type="float" office:value="1970.4185" calcext:value-type="float">
            <text:p>1970.418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"betweenness-centrality"</text:p>
          </table:table-cell>
          <table:table-cell office:value-type="float" office:value="1532.0945" calcext:value-type="float">
            <text:p>1532.094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"closeness-centrality"</text:p>
          </table:table-cell>
          <table:table-cell office:value-type="float" office:value="1841.49966666667" calcext:value-type="float">
            <text:p>1841.49966666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"page-rank"</text:p>
          </table:table-cell>
          <table:table-cell office:value-type="float" office:value="2005.746" calcext:value-type="float">
            <text:p>2005.74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"random"</text:p>
          </table:table-cell>
          <table:table-cell office:value-type="float" office:value="1008.195" calcext:value-type="float">
            <text:p>1008.1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4">00/00/0000</text:date>, <text:time style:data-style-name="N2" text:time-value="09:59:54.9327936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4T10:00:16.279462164</dc:date>
    <meta:editing-duration>PT8M28S</meta:editing-duration>
    <meta:editing-cycles>7</meta:editing-cycles>
    <meta:generator>LibreOffice/5.1.4.2$Linux_X86_64 LibreOffice_project/10m0$Build-2</meta:generator>
    <meta:document-statistic meta:table-count="1" meta:cell-count="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A19:stats_avg.A19 stats_avg.A23:stats_avg.A23 stats_avg.A27:stats_avg.A27 stats_avg.A31:stats_avg.A31 stats_avg.C2:stats_avg.C33" chart:data-source-has-labels="both" svg:x="0.32cm" svg:y="0.18cm" svg:width="12.455cm" svg:height="8.64cm">
          <chartooo:coordinate-region svg:x="1.312cm" svg:y="0.379cm" svg:width="11.091cm" svg:height="7.794cm"/>
          <chart:axis chart:dimension="x" chart:name="primary-x" chart:style-name="ch4" chartooo:axis-type="auto">
            <chart:categories table:cell-range-address="stats_avg.A3:stats_avg.A3 stats_avg.A6:stats_avg.A6 stats_avg.A11:stats_avg.A11 stats_avg.A15:stats_avg.A15 stats_avg.A19:stats_avg.A19 stats_avg.A23:stats_avg.A23 stats_avg.A27:stats_avg.A27 stats_avg.A31:stats_avg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tats_avg.C2:stats_avg.C2 stats_avg.C6:stats_avg.C6 stats_avg.C10:stats_avg.C10 stats_avg.C14:stats_avg.C14 stats_avg.C18:stats_avg.C18 stats_avg.C22:stats_avg.C22 stats_avg.C26:stats_avg.C26 stats_avg.C30:stats_avg.C30" loext:label-string="between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series chart:style-name="ch7" chart:values-cell-range-address="stats_avg.C3:stats_avg.C3 stats_avg.C7:stats_avg.C7 stats_avg.C11:stats_avg.C11 stats_avg.C15:stats_avg.C15 stats_avg.C19:stats_avg.C19 stats_avg.C23:stats_avg.C23 stats_avg.C27:stats_avg.C27 stats_avg.C31:stats_avg.C31" loext:label-string="closeness" chart:class="chart:scatter">
            <chart:data-point chart:repeated="8"/>
          </chart:series>
          <chart:series chart:style-name="ch8" chart:values-cell-range-address="stats_avg.C4:stats_avg.C4 stats_avg.C8:stats_avg.C8 stats_avg.C12:stats_avg.C12 stats_avg.C16:stats_avg.C16 stats_avg.C20:stats_avg.C20 stats_avg.C24:stats_avg.C24 stats_avg.C28:stats_avg.C28 stats_avg.C32:stats_avg.C32" loext:label-string="page" chart:class="chart:scatter">
            <chart:data-point chart:repeated="8"/>
          </chart:series>
          <chart:series chart:style-name="ch9" chart:values-cell-range-address="stats_avg.C5:stats_avg.C5 stats_avg.C9:stats_avg.C9 stats_avg.C13:stats_avg.C13 stats_avg.C17:stats_avg.C17 stats_avg.C21:stats_avg.C21 stats_avg.C25:stats_avg.C25 stats_avg.C29:stats_avg.C29 stats_avg.C33:stats_avg.C33" loext:label-string="random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6334.4895">
                <text:p>6334.4895</text:p>
                <draw:g>
                  <svg:desc>stats_avg.C2:stats_avg.C2 stats_avg.C6:stats_avg.C6 stats_avg.C10:stats_avg.C10 stats_avg.C14:stats_avg.C14 stats_avg.C18:stats_avg.C18 stats_avg.C22:stats_avg.C22 stats_avg.C26:stats_avg.C26 stats_avg.C30:stats_avg.C30</svg:desc>
                </draw:g>
              </table:table-cell>
              <table:table-cell office:value-type="float" office:value="6230.277">
                <text:p>6230.277</text:p>
                <draw:g>
                  <svg:desc>stats_avg.C3:stats_avg.C3 stats_avg.C7:stats_avg.C7 stats_avg.C11:stats_avg.C11 stats_avg.C15:stats_avg.C15 stats_avg.C19:stats_avg.C19 stats_avg.C23:stats_avg.C23 stats_avg.C27:stats_avg.C27 stats_avg.C31:stats_avg.C31</svg:desc>
                </draw:g>
              </table:table-cell>
              <table:table-cell office:value-type="float" office:value="6229.875">
                <text:p>6229.875</text:p>
                <draw:g>
                  <svg:desc>stats_avg.C4:stats_avg.C4 stats_avg.C8:stats_avg.C8 stats_avg.C12:stats_avg.C12 stats_avg.C16:stats_avg.C16 stats_avg.C20:stats_avg.C20 stats_avg.C24:stats_avg.C24 stats_avg.C28:stats_avg.C28 stats_avg.C32:stats_avg.C32</svg:desc>
                </draw:g>
              </table:table-cell>
              <table:table-cell office:value-type="float" office:value="6336.12383333333">
                <text:p>6336.12383333333</text:p>
                <draw:g>
                  <svg:desc>stats_avg.C5:stats_avg.C5 stats_avg.C9:stats_avg.C9 stats_avg.C13:stats_avg.C13 stats_avg.C17:stats_avg.C17 stats_avg.C21:stats_avg.C21 stats_avg.C25:stats_avg.C25 stats_avg.C29:stats_avg.C29 stats_avg.C33:stats_avg.C3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520.38133333333">
                <text:p>8520.38133333333</text:p>
              </table:table-cell>
              <table:table-cell office:value-type="float" office:value="8299.63983333333">
                <text:p>8299.63983333333</text:p>
              </table:table-cell>
              <table:table-cell office:value-type="float" office:value="7023.28066666667">
                <text:p>7023.28066666667</text:p>
              </table:table-cell>
              <table:table-cell office:value-type="float" office:value="8218.32566666667">
                <text:p>8218.3256666666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179.97583333333">
                <text:p>8179.97583333333</text:p>
              </table:table-cell>
              <table:table-cell office:value-type="float" office:value="10332.9045">
                <text:p>10332.9045</text:p>
              </table:table-cell>
              <table:table-cell office:value-type="float" office:value="8032.73283333333">
                <text:p>8032.73283333333</text:p>
              </table:table-cell>
              <table:table-cell office:value-type="float" office:value="13379.5206666667">
                <text:p>13379.520666666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441.85366666667">
                <text:p>7441.85366666667</text:p>
              </table:table-cell>
              <table:table-cell office:value-type="float" office:value="7536.44166666667">
                <text:p>7536.44166666667</text:p>
              </table:table-cell>
              <table:table-cell office:value-type="float" office:value="7369.669">
                <text:p>7369.669</text:p>
              </table:table-cell>
              <table:table-cell office:value-type="float" office:value="14915.8998333333">
                <text:p>14915.899833333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405.774">
                <text:p>6405.774</text:p>
              </table:table-cell>
              <table:table-cell office:value-type="float" office:value="6453.5485">
                <text:p>6453.5485</text:p>
              </table:table-cell>
              <table:table-cell office:value-type="float" office:value="6395.68083333333">
                <text:p>6395.68083333333</text:p>
              </table:table-cell>
              <table:table-cell office:value-type="float" office:value="9099.72533333333">
                <text:p>9099.725333333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144.98183333333">
                <text:p>5144.98183333333</text:p>
              </table:table-cell>
              <table:table-cell office:value-type="float" office:value="5122.15316666667">
                <text:p>5122.15316666667</text:p>
              </table:table-cell>
              <table:table-cell office:value-type="float" office:value="5011.90333333333">
                <text:p>5011.90333333333</text:p>
              </table:table-cell>
              <table:table-cell office:value-type="float" office:value="3001.703">
                <text:p>3001.70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084.62783333333">
                <text:p>2084.62783333333</text:p>
              </table:table-cell>
              <table:table-cell office:value-type="float" office:value="5546.36083333333">
                <text:p>5546.36083333333</text:p>
              </table:table-cell>
              <table:table-cell office:value-type="float" office:value="1996.19033333333">
                <text:p>1996.19033333333</text:p>
              </table:table-cell>
              <table:table-cell office:value-type="float" office:value="1970.4185">
                <text:p>1970.418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532.0945">
                <text:p>1532.0945</text:p>
              </table:table-cell>
              <table:table-cell office:value-type="float" office:value="1841.49966666667">
                <text:p>1841.49966666667</text:p>
              </table:table-cell>
              <table:table-cell office:value-type="float" office:value="2005.746">
                <text:p>2005.746</text:p>
              </table:table-cell>
              <table:table-cell office:value-type="float" office:value="1008.195">
                <text:p>1008.1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C2:stats_avg.C17" chart:data-source-has-labels="both" svg:x="0.32cm" svg:y="0.18cm" svg:width="12.455cm" svg:height="8.64cm">
          <chartooo:coordinate-region svg:x="1.312cm" svg:y="0.379cm" svg:width="11.038cm" svg:height="7.794cm"/>
          <chart:axis chart:dimension="x" chart:name="primary-x" chart:style-name="ch4" chartooo:axis-type="auto">
            <chart:categories table:cell-range-address="stats_avg.A3:stats_avg.A3 stats_avg.A6:stats_avg.A6 stats_avg.A11:stats_avg.A11 stats_avg.A15:stats_avg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tats_avg.C2:stats_avg.C2 stats_avg.C6:stats_avg.C6 stats_avg.C10:stats_avg.C10 stats_avg.C14:stats_avg.C14" loext:label-string="between" chart:class="chart:scatter">
            <chart:domain table:cell-range-address="stats_avg.A3:stats_avg.A3 stats_avg.A6:stats_avg.A6 stats_avg.A11:stats_avg.A11 stats_avg.A15:stats_avg.A15"/>
            <chart:data-point chart:repeated="4"/>
          </chart:series>
          <chart:series chart:style-name="ch7" chart:values-cell-range-address="stats_avg.C3:stats_avg.C3 stats_avg.C7:stats_avg.C7 stats_avg.C11:stats_avg.C11 stats_avg.C15:stats_avg.C15" loext:label-string="closeness" chart:class="chart:scatter">
            <chart:data-point chart:repeated="4"/>
          </chart:series>
          <chart:series chart:style-name="ch8" chart:values-cell-range-address="stats_avg.C4:stats_avg.C4 stats_avg.C8:stats_avg.C8 stats_avg.C12:stats_avg.C12 stats_avg.C16:stats_avg.C16" loext:label-string="page" chart:class="chart:scatter">
            <chart:data-point chart:repeated="4"/>
          </chart:series>
          <chart:series chart:style-name="ch9" chart:values-cell-range-address="stats_avg.C5:stats_avg.C5 stats_avg.C9:stats_avg.C9 stats_avg.C13:stats_avg.C13 stats_avg.C17:stats_avg.C17" loext:label-string="random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/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6334.4895">
                <text:p>6334.4895</text:p>
                <draw:g>
                  <svg:desc>stats_avg.C2:stats_avg.C2 stats_avg.C6:stats_avg.C6 stats_avg.C10:stats_avg.C10 stats_avg.C14:stats_avg.C14</svg:desc>
                </draw:g>
              </table:table-cell>
              <table:table-cell office:value-type="float" office:value="6230.277">
                <text:p>6230.277</text:p>
                <draw:g>
                  <svg:desc>stats_avg.C3:stats_avg.C3 stats_avg.C7:stats_avg.C7 stats_avg.C11:stats_avg.C11 stats_avg.C15:stats_avg.C15</svg:desc>
                </draw:g>
              </table:table-cell>
              <table:table-cell office:value-type="float" office:value="6229.875">
                <text:p>6229.875</text:p>
                <draw:g>
                  <svg:desc>stats_avg.C4:stats_avg.C4 stats_avg.C8:stats_avg.C8 stats_avg.C12:stats_avg.C12 stats_avg.C16:stats_avg.C16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6336.12383333333">
                <text:p>6336.12383333333</text:p>
                <draw:g>
                  <svg:desc>stats_avg.C5:stats_avg.C5 stats_avg.C9:stats_avg.C9 stats_avg.C13:stats_avg.C13 stats_avg.C17:stats_avg.C1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520.38133333333">
                <text:p>8520.38133333333</text:p>
              </table:table-cell>
              <table:table-cell office:value-type="float" office:value="8299.63983333333">
                <text:p>8299.63983333333</text:p>
              </table:table-cell>
              <table:table-cell office:value-type="float" office:value="7023.28066666667">
                <text:p>7023.28066666667</text:p>
              </table:table-cell>
              <table:table-cell office:value-type="float" office:value="1">
                <text:p>1</text:p>
              </table:table-cell>
              <table:table-cell office:value-type="float" office:value="8218.32566666667">
                <text:p>8218.3256666666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179.97583333333">
                <text:p>8179.97583333333</text:p>
              </table:table-cell>
              <table:table-cell office:value-type="float" office:value="10332.9045">
                <text:p>10332.9045</text:p>
              </table:table-cell>
              <table:table-cell office:value-type="float" office:value="8032.73283333333">
                <text:p>8032.73283333333</text:p>
              </table:table-cell>
              <table:table-cell office:value-type="float" office:value="2">
                <text:p>2</text:p>
              </table:table-cell>
              <table:table-cell office:value-type="float" office:value="13379.5206666667">
                <text:p>13379.520666666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441.85366666667">
                <text:p>7441.85366666667</text:p>
              </table:table-cell>
              <table:table-cell office:value-type="float" office:value="7536.44166666667">
                <text:p>7536.44166666667</text:p>
              </table:table-cell>
              <table:table-cell office:value-type="float" office:value="7369.669">
                <text:p>7369.669</text:p>
              </table:table-cell>
              <table:table-cell office:value-type="float" office:value="3">
                <text:p>3</text:p>
              </table:table-cell>
              <table:table-cell office:value-type="float" office:value="14915.8998333333">
                <text:p>14915.8998333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